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88cm"/>
    </style:style>
    <style:style style:name="co3" style:family="table-column">
      <style:table-column-properties fo:break-before="auto" style:column-width="4.96cm"/>
    </style:style>
    <style:style style:name="co4" style:family="table-column">
      <style:table-column-properties fo:break-before="auto" style:column-width="7.684cm"/>
    </style:style>
    <style:style style:name="co5" style:family="table-column">
      <style:table-column-properties fo:break-before="auto" style:column-width="7.945cm"/>
    </style:style>
    <style:style style:name="co6" style:family="table-column">
      <style:table-column-properties fo:break-before="auto" style:column-width="5.8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32"/>
    <style:style style:name="ce3" style:family="table-cell" style:parent-style-name="Default" style:data-style-name="N13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float" office:value="0.000000141026919487669" calcext:value-type="float">
            <text:p>1,41E-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000000000514746451531487" calcext:value-type="float">
            <text:p>5,15E-13</text:p>
          </table:table-cell>
          <table:table-cell table:number-columns-repeated="4"/>
          <table:table-cell table:style-name="ce3" office:value-type="float" office:value="0.0000299030490893415" calcext:value-type="float">
            <text:p>2,990304908934150E-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92824419603407E-016" calcext:value-type="float">
            <text:p>3,93E-16</text:p>
          </table:table-cell>
          <table:table-cell table:number-columns-repeated="4"/>
          <table:table-cell table:style-name="ce3" office:value-type="float" office:value="0.000761209398582707" calcext:value-type="float">
            <text:p>7,612093985827070E-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17369280020978E-021" calcext:value-type="float">
            <text:p>1,17E-21</text:p>
          </table:table-cell>
          <table:table-cell table:number-columns-repeated="4"/>
          <table:table-cell table:style-name="ce3" office:value-type="float" office:value="0.000124504667486036" calcext:value-type="float">
            <text:p>1,245046674860360E-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88421245001362E-025" calcext:value-type="float">
            <text:p>4,88E-25</text:p>
          </table:table-cell>
          <table:table-cell table:number-columns-repeated="4"/>
          <table:table-cell table:style-name="ce3" office:value-type="float" office:value="0.0000944551886910006" calcext:value-type="float">
            <text:p>9,445518869100060E-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97633307441448E-029" calcext:value-type="float">
            <text:p>6,98E-29</text:p>
          </table:table-cell>
          <table:table-cell table:number-columns-repeated="4"/>
          <table:table-cell table:style-name="ce3" office:value-type="float" office:value="0.000000622069940448" calcext:value-type="float">
            <text:p>6,220699404480000E-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290300653269E-033" calcext:value-type="float">
            <text:p>1,29E-33</text:p>
          </table:table-cell>
          <table:table-cell table:number-columns-repeated="4"/>
          <table:table-cell table:style-name="ce3" office:value-type="float" office:value="0.000503430049821674" calcext:value-type="float">
            <text:p>5,034300498216740E-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36750005851905E-038" calcext:value-type="float">
            <text:p>8,37E-38</text:p>
          </table:table-cell>
          <table:table-cell table:number-columns-repeated="4"/>
          <table:table-cell table:style-name="ce3" office:value-type="float" office:value="0.00000605146172460991" calcext:value-type="float">
            <text:p>6,051461724609910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42248229765844E-041" calcext:value-type="float">
            <text:p>6,42E-41</text:p>
          </table:table-cell>
          <table:table-cell table:number-columns-repeated="4"/>
          <table:table-cell table:style-name="ce3" office:value-type="float" office:value="0.0000026576981078108" calcext:value-type="float">
            <text:p>2,657698107810800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45624650830995E-046" calcext:value-type="float">
            <text:p>5,46E-46</text:p>
          </table:table-cell>
          <table:table-cell table:number-columns-repeated="4"/>
          <table:table-cell table:style-name="ce3" office:value-type="float" office:value="0.0000725489348241126" calcext:value-type="float">
            <text:p>7,254893482411260E-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0377666877563E-050" calcext:value-type="float">
            <text:p>6,04E-50</text:p>
          </table:table-cell>
          <table:table-cell table:number-columns-repeated="4"/>
          <table:table-cell table:style-name="ce3" office:value-type="float" office:value="0.0000422287022452395" calcext:value-type="float">
            <text:p>4,222870224523950E-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86894709192488E-054" calcext:value-type="float">
            <text:p>2,87E-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45125353962639E-057" calcext:value-type="float">
            <text:p>1,45E-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18980858930736E-061" calcext:value-type="float">
            <text:p>1,19E-61</text:p>
          </table:table-cell>
          <table:table-cell table:number-columns-repeated="5"/>
          <table:table-cell table:style-name="ce2" table:formula="of:=AVERAGE([.G2:.G11])" office:value-type="float" office:value="0.000163761122051298" calcext:value-type="float">
            <text:p>1,63761122051298E-04</text:p>
          </table:table-cell>
          <table:table-cell office:value-type="float" office:value="0.0001637576115891" calcext:value-type="float">
            <text:p>0,000163757611589</text:p>
          </table:table-cell>
        </table:table-row>
        <table:table-row table:style-name="ro1">
          <table:table-cell/>
          <table:table-cell office:value-type="float" office:value="1.03240729539047E-065" calcext:value-type="float">
            <text:p>1,03E-65</text:p>
          </table:table-cell>
          <table:table-cell table:number-columns-repeated="5"/>
          <table:table-cell table:formula="of:=STDEV([.G2:.G11])" office:value-type="float" office:value="0.000257576866973095" calcext:value-type="float">
            <text:p>0,000257576866973</text:p>
          </table:table-cell>
          <table:table-cell office:value-type="float" office:value="0.00024436097013046" calcext:value-type="float">
            <text:p>0,00024436097013</text:p>
          </table:table-cell>
        </table:table-row>
        <table:table-row table:style-name="ro1">
          <table:table-cell/>
          <table:table-cell office:value-type="float" office:value="3.95445322188279E-069" calcext:value-type="float">
            <text:p>3,95E-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96443329613106E-073" calcext:value-type="float">
            <text:p>2,96E-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69105256374603E-077" calcext:value-type="float">
            <text:p>2,69E-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.20940368581865E-081" calcext:value-type="float">
            <text:p>4,21E-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2065522670772E-085" calcext:value-type="float">
            <text:p>1,21E-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08313706129138E-090" calcext:value-type="float">
            <text:p>2,08E-9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69668479385326E-094" calcext:value-type="float">
            <text:p>1,70E-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42630540920951E-098" calcext:value-type="float">
            <text:p>1,43E-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71576796347078E-102" calcext:value-type="float">
            <text:p>2,72E-1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01177243525998E-106" calcext:value-type="float">
            <text:p>2,01E-1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.83254043399316E-111" calcext:value-type="float">
            <text:p>9,83E-1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65938074324781E-115" calcext:value-type="float">
            <text:p>7,66E-1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06065462670569E-119" calcext:value-type="float">
            <text:p>6,06E-1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.60634421720787E-123" calcext:value-type="float">
            <text:p>4,61E-1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57980530243425E-128" calcext:value-type="float">
            <text:p>8,58E-128</text:p>
          </table:table-cell>
          <table:table-cell/>
          <table:table-cell table:style-name="ce2" table:formula="of:=AVERAGE([.B1:.B30])" office:value-type="float" office:value="0.00000000470091448756488" calcext:value-type="float">
            <text:p>4,70091448756488E-09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TDEV([.B1:.B30])" office:value-type="float" office:value="0.0000000257478717633158" calcext:value-type="float">
            <text:p>2,57478717633158E-0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4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6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7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2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9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0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2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33">
      <number:scientific-number number:decimal-places="15" loext:min-decimal-places="15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1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1T11:00:36.443996770</meta:creation-date>
    <dc:date>2022-12-11T17:36:19.494172226</dc:date>
    <meta:editing-duration>PT2M38S</meta:editing-duration>
    <meta:editing-cycles>1</meta:editing-cycles>
    <meta:document-statistic meta:table-count="1" meta:cell-count="46" meta:object-count="0"/>
    <meta:generator>LibreOffice/6.4.7.2$Linux_X86_64 LibreOffice_project/40$Build-2</meta:generator>
  </office:meta>
</office:document-meta>
</file>